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e9b75" officeooo:paragraph-rsid="001514a7" style:font-size-asian="13pt" style:font-size-complex="13pt"/>
    </style:style>
    <style:style style:name="P2" style:family="paragraph" style:parent-style-name="Standard">
      <style:text-properties fo:font-size="13pt" fo:font-weight="normal" officeooo:rsid="001514a7" officeooo:paragraph-rsid="00171214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79a09" officeooo:paragraph-rsid="00197669" style:font-size-asian="13pt" style:font-weight-asian="normal" style:font-size-complex="13pt" style:font-weight-complex="normal"/>
    </style:style>
    <style:style style:name="P4" style:family="paragraph" style:parent-style-name="Standard">
      <style:text-properties officeooo:rsid="0010440f" officeooo:paragraph-rsid="001514a7"/>
    </style:style>
    <style:style style:name="P5" style:family="paragraph" style:parent-style-name="Standard">
      <style:text-properties officeooo:rsid="00122b7a" officeooo:paragraph-rsid="001514a7"/>
    </style:style>
    <style:style style:name="P6" style:family="paragraph" style:parent-style-name="Standard">
      <style:text-properties officeooo:rsid="0013543d" officeooo:paragraph-rsid="001514a7"/>
    </style:style>
    <style:style style:name="P7" style:family="paragraph" style:parent-style-name="Standard">
      <style:text-properties officeooo:rsid="001514a7" officeooo:paragraph-rsid="001514a7"/>
    </style:style>
    <style:style style:name="P8" style:family="paragraph" style:parent-style-name="Standard">
      <style:text-properties officeooo:paragraph-rsid="001514a7"/>
    </style:style>
    <style:style style:name="P9" style:family="paragraph" style:parent-style-name="Standard">
      <style:text-properties fo:font-weight="normal" officeooo:rsid="001514a7" officeooo:paragraph-rsid="00171214" style:font-weight-asian="normal" style:font-weight-complex="normal"/>
    </style:style>
    <style:style style:name="P10" style:family="paragraph" style:parent-style-name="Standard">
      <style:text-properties fo:font-size="13pt" fo:font-weight="normal" officeooo:rsid="00197669" officeooo:paragraph-rsid="00197669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fo:font-weight="normal" officeooo:rsid="00197669" officeooo:paragraph-rsid="001514a7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rsid="000e9b75" officeooo:paragraph-rsid="001514a7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0fbe52" officeooo:paragraph-rsid="001514a7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3pt" fo:font-weight="normal" officeooo:rsid="0010440f" officeooo:paragraph-rsid="001514a7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122b7a" officeooo:paragraph-rsid="001514a7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size="13pt" fo:font-weight="normal" officeooo:rsid="0013543d" officeooo:paragraph-rsid="001514a7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size="13pt" fo:font-weight="normal" officeooo:rsid="001514a7" officeooo:paragraph-rsid="001514a7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fo:font-weight="normal" officeooo:rsid="00158592" officeooo:paragraph-rsid="00197669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size="13pt" fo:font-weight="normal" officeooo:rsid="00171214" officeooo:paragraph-rsid="00171214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bold" officeooo:rsid="001514a7" officeooo:paragraph-rsid="001514a7" style:font-size-asian="13pt" style:font-weight-asian="bold" style:font-size-complex="13pt" style:font-weight-complex="bold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3pt" fo:font-weight="normal" officeooo:rsid="00197669" officeooo:paragraph-rsid="001514a7" style:font-size-asian="13pt" style:font-weight-asian="normal" style:font-size-complex="13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e9b75" style:font-size-asian="13pt" style:font-size-complex="13pt"/>
    </style:style>
    <style:style style:name="T3" style:family="text">
      <style:text-properties fo:font-size="13pt" officeooo:rsid="00158592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0e9b75" style:font-size-asian="13pt" style:font-weight-asian="bold" style:font-size-complex="13pt" style:font-weight-complex="bold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0e9b75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0fbe52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1514a7" style:font-size-asian="13pt" style:font-weight-asian="normal" style:font-size-complex="13pt" style:font-weight-complex="normal"/>
    </style:style>
    <style:style style:name="T10" style:family="text">
      <style:text-properties officeooo:rsid="00171214"/>
    </style:style>
    <style:style style:name="T11" style:family="text">
      <style:text-properties officeooo:rsid="00179a09"/>
    </style:style>
    <style:style style:name="T12" style:family="text">
      <style:text-properties officeooo:rsid="0018af2f"/>
    </style:style>
    <style:style style:name="T13" style:family="text">
      <style:text-properties officeooo:rsid="00197669"/>
    </style:style>
    <style:style style:name="T14" style:family="text">
      <style:text-properties officeooo:rsid="00199e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10">Leggi del guarentige – regolavano rapporti tra stato e chiesa: il papa ricevette un grande risarcimento in denaro (che rifiutò per via del suo nuovo stato troppo piccolo) e lo stato del vaticano.</text:span></text:p>
      <text:p text:style-name="P2"/>
      <text:p text:style-name="Standard"><text:span text:style-name="T11">Papa pio IX – </text:span>NON-EXPEDIT <text:span text:style-name="T14">nel 1874</text:span> (non conviene) Non è bene che tutti i cattolici in Italia partecipino alla vita politica. <text:span text:style-name="T11">In breve tempo ci si accorse di quanto era forte questa decisione.</text:span></text:p>
      <text:p text:style-name="P2"/>
      <text:p text:style-name="P3">Un Papa <text:span text:style-name="T13">Leone XIII </text:span>pubblica le encicliche <text:span text:style-name="T12">nel 1891</text:span> – <text:span text:style-name="T12">documenti ufficiali che segnano le direzioni prese dalla chiesa. </text:span></text:p>
      <text:p text:style-name="P10">Egli disse che la chiesa doveva farsi avanti per due ragioni:</text:p>
      <text:p text:style-name="P10">-<text:tab/>Perchè era un dovere essere presenti come entità cattolica.</text:p>
      <text:p text:style-name="P11">-<text:tab/>Per non lasciar campo ai socialisti.</text:p>
      <text:p text:style-name="P21"/>
      <text:p text:style-name="P11"/>
      <text:p text:style-name="P11"><text:tab/><text:tab/><text:tab/>Conseguenze seconda rivoluzione industriale.</text:p>
      <text:p text:style-name="P11"/>
      <text:p text:style-name="P1">seconda rivoluzione industriale ha avuto come conseguenza la nascità di nuove potenze economiche.</text:p>
      <text:p text:style-name="P1">Questo ha provocato la nuova colonizzazione dell'Africa e dell'Asia.</text:p>
      <text:p text:style-name="P1">Questo tipo di colonialismo però è diverso rispetto al passato, che era solo di tipo economico.</text:p>
      <text:p text:style-name="P8"><text:span text:style-name="T2">Questo nuovo colonialismo si chiama </text:span><text:span text:style-name="T5">imperialismo</text:span><text:span text:style-name="T7"> (perchè nel 1800 la regina Vittoria si proclamò imperatrice).</text:span></text:p>
      <text:p text:style-name="P12"/>
      <text:p text:style-name="P8"><text:span text:style-name="T7">I paesi europei miravano ad avere più </text:span><text:span text:style-name="T5">prestigio </text:span><text:span text:style-name="T7">colonizzando nuovi territori </text:span><text:span text:style-name="T8">e quindi anche ad avere più rilevanza politica</text:span><text:span text:style-name="T7">.</text:span></text:p>
      <text:p text:style-name="P13">Quindi tutti i paesi europei si spartirono a tavolino (1982) i territori ancora non conquistati.</text:p>
      <text:p text:style-name="P13"/>
      <text:p text:style-name="P4"><text:span text:style-name="T8">C</text:span><text:span text:style-name="T6">i fu la guerra anglo-boera. I boeri erano i vecchi colonizzatori olandesi. La guerrà durò tre anni e vinsero gli inglesi.</text:span></text:p>
      <text:p text:style-name="P14"/>
      <text:p text:style-name="P14"/>
      <text:p text:style-name="P5"><text:span text:style-name="T6">Lo </text:span><text:span text:style-name="T4">Stato</text:span><text:span text:style-name="T6"> ha dei confini territoriali ed ha una sua organizzazione politica.</text:span></text:p>
      <text:p text:style-name="P5"><text:span text:style-name="T6">La </text:span><text:span text:style-name="T4">Nazione</text:span><text:span text:style-name="T6"> è il popolo che si riconosce in un insieme di elementi comuni come cultura, lingua e amor di patria.</text:span></text:p>
      <text:p text:style-name="P5"><text:span text:style-name="T6">Lo </text:span><text:span text:style-name="T4">Stato nazionale </text:span><text:span text:style-name="T6">si ha quando Nazione e Stato coincidono.</text:span></text:p>
      <text:p text:style-name="P15"/>
      <text:p text:style-name="P6"><text:span text:style-name="T4">Nazionalismo:</text:span><text:span text:style-name="T6"> è il sentimento che indica la superiorità della propria patria rispetto a qualunque altra.</text:span></text:p>
      <text:p text:style-name="P16">Il nazionalismo ha portato al nuovo colonialismo.</text:p>
      <text:p text:style-name="P15"/>
      <text:p text:style-name="P12"><text:s/></text:p>
      <text:p text:style-name="P6"><text:span text:style-name="T7">L'</text:span><text:span text:style-name="T6">altra conseguenza della rivoluzione industriale è stata la nascita di società di massa </text:span><text:span text:style-name="T9">(con conseguenza di consumi di massa).</text:span></text:p>
      <text:p text:style-name="P7"><text:span text:style-name="T6">Un grandissimo numero di persone viene impegnato nelle industrie e quindi nasce il </text:span><text:span text:style-name="T4">proletariato.</text:span></text:p>
      <text:p text:style-name="P20"/>
      <text:p text:style-name="P17">Il partito socialista è il primo partito di massa.</text:p>
      <text:p text:style-name="P9"><text:soft-page-break/><text:span text:style-name="T1">Il secondo partito di massa fu </text:span><text:span text:style-name="T3">il partito popolare (rappresentava i cattolici). </text:span></text:p>
      <text:p text:style-name="P3"/>
      <text:p text:style-name="P18">I socialisti erano gli unici che si preoccupava dei lavoratori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43S</meta:editing-duration>
    <meta:editing-cycles>6</meta:editing-cycles>
    <meta:generator>LibreOffice/5.2.1.2$Windows_x86 LibreOffice_project/31dd62db80d4e60af04904455ec9c9219178d620</meta:generator>
    <dc:date>2017-09-21T10:39:50.805000000</dc:date>
    <meta:document-statistic meta:table-count="0" meta:image-count="0" meta:object-count="0" meta:page-count="2" meta:paragraph-count="25" meta:word-count="352" meta:character-count="2238" meta:non-whitespace-character-count="1900"/>
    <meta:user-defined meta:name="Info 1"/>
    <meta:user-defined meta:name="Info 2"/>
    <meta:user-defined meta:name="Info 3"/>
    <meta:user-defined meta:name="Info 4"/>
  </office:meta>
</office:document-meta>
</file>